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text/xml" manifest:full-path="settings.xml"/>
  <manifest:file-entry manifest:media-type="text/xml" manifest:full-path="Object 31/settings.xml"/>
  <manifest:file-entry manifest:media-type="text/xml" manifest:full-path="Object 31/cont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application/rdf+xml" manifest:full-path="manifest.rdf"/>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60/settings.xml"/>
  <manifest:file-entry manifest:media-type="text/xml" manifest:full-path="Object 60/content.xml"/>
  <manifest:file-entry manifest:media-type="" manifest:full-path="Object 60/Configurations2/accelerator/current.xml"/>
  <manifest:file-entry manifest:media-type="application/vnd.sun.xml.ui.configuration" manifest:full-path="Object 60/Configurations2/"/>
  <manifest:file-entry manifest:media-type="application/vnd.oasis.opendocument.formula" manifest:version="1.2" manifest:full-path="Object 60/"/>
  <manifest:file-entry manifest:media-type="text/xml" manifest:full-path="Object 36/settings.xml"/>
  <manifest:file-entry manifest:media-type="text/xml" manifest:full-path="Object 36/content.xml"/>
  <manifest:file-entry manifest:media-type="application/vnd.sun.xml.ui.configuration" manifest:full-path="Object 36/Configurations2/"/>
  <manifest:file-entry manifest:media-type="application/vnd.oasis.opendocument.formula" manifest:version="1.2" manifest:full-path="Object 36/"/>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text/xml" manifest:full-path="Object 38/settings.xml"/>
  <manifest:file-entry manifest:media-type="text/xml" manifest:full-path="Object 38/cont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image/png" manifest:full-path="Thumbnails/thumbnail.png"/>
  <manifest:file-entry manifest:media-type="text/xml" manifest:full-path="Object 52/settings.xml"/>
  <manifest:file-entry manifest:media-type="text/xml" manifest:full-path="Object 52/content.xml"/>
  <manifest:file-entry manifest:media-type="application/vnd.sun.xml.ui.configuration" manifest:full-path="Object 52/Configurations2/"/>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 manifest:full-path="Object 53/Configurations2/accelerator/current.xml"/>
  <manifest:file-entry manifest:media-type="application/vnd.sun.xml.ui.configuration" manifest:full-path="Object 53/Configurations2/"/>
  <manifest:file-entry manifest:media-type="application/vnd.oasis.opendocument.formula" manifest:version="1.2" manifest:full-path="Object 53/"/>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Object 54/settings.xml"/>
  <manifest:file-entry manifest:media-type="text/xml" manifest:full-path="Object 54/content.xml"/>
  <manifest:file-entry manifest:media-type="application/vnd.sun.xml.ui.configuration" manifest:full-path="Object 54/Configurations2/"/>
  <manifest:file-entry manifest:media-type="application/vnd.oasis.opendocument.formula" manifest:version="1.2" manifest:full-path="Object 54/"/>
  <manifest:file-entry manifest:media-type="text/xml" manifest:full-path="styles.xml"/>
  <manifest:file-entry manifest:media-type="text/xml" manifest:full-path="Object 55/settings.xml"/>
  <manifest:file-entry manifest:media-type="text/xml" manifest:full-path="Object 55/content.xml"/>
  <manifest:file-entry manifest:media-type="application/vnd.sun.xml.ui.configuration" manifest:full-path="Object 55/Configurations2/"/>
  <manifest:file-entry manifest:media-type="application/vnd.oasis.opendocument.formula" manifest:version="1.2" manifest:full-path="Object 55/"/>
  <manifest:file-entry manifest:media-type="text/xml" manifest:full-path="Object 56/settings.xml"/>
  <manifest:file-entry manifest:media-type="text/xml" manifest:full-path="Object 56/content.xml"/>
  <manifest:file-entry manifest:media-type="application/vnd.sun.xml.ui.configuration" manifest:full-path="Object 56/Configurations2/"/>
  <manifest:file-entry manifest:media-type="application/vnd.oasis.opendocument.formula" manifest:version="1.2" manifest:full-path="Object 56/"/>
  <manifest:file-entry manifest:media-type="text/xml" manifest:full-path="Object 58/settings.xml"/>
  <manifest:file-entry manifest:media-type="text/xml" manifest:full-path="Object 58/content.xml"/>
  <manifest:file-entry manifest:media-type="application/vnd.sun.xml.ui.configuration" manifest:full-path="Object 58/Configurations2/"/>
  <manifest:file-entry manifest:media-type="application/vnd.oasis.opendocument.formula" manifest:version="1.2" manifest:full-path="Object 58/"/>
  <manifest:file-entry manifest:media-type="text/xml" manifest:full-path="Object 59/settings.xml"/>
  <manifest:file-entry manifest:media-type="text/xml" manifest:full-path="Object 59/content.xml"/>
  <manifest:file-entry manifest:media-type="application/vnd.sun.xml.ui.configuration" manifest:full-path="Object 59/Configurations2/"/>
  <manifest:file-entry manifest:media-type="application/vnd.oasis.opendocument.formula" manifest:version="1.2" manifest:full-path="Object 5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erif3"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DejaVu Serif1" style:font-name-asian="DejaVu Serif1" style:font-name-complex="DejaVu Serif1"/>
    </style:style>
    <style:style style:name="P3" style:family="paragraph" style:parent-style-name="Heading_20_4">
      <style:text-properties style:font-name="DejaVu Serif1" style:font-name-asian="DejaVu Serif1" style:font-name-complex="DejaVu Serif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b 58%"/>
    </style:style>
    <style:style style:name="T4" style:family="text">
      <style:text-properties style:text-position="sub 58%" fo:font-style="italic" fo:font-weight="bold" style:font-style-asian="italic" style:font-weight-asian="bold" style:font-style-complex="italic" style:font-weight-complex="bold"/>
    </style:style>
    <style:style style:name="T5" style:family="text">
      <style:text-properties style:text-position="sub 58%" style:font-name="DejaVu Serif1"/>
    </style:style>
    <style:style style:name="T6" style:family="text">
      <style:text-properties style:text-position="sub 58%" style:font-name="DejaVu Serif1" style:font-name-asian="DejaVu Serif1" style:font-name-complex="DejaVu Serif1"/>
    </style:style>
    <style:style style:name="T7" style:family="text">
      <style:text-properties style:text-position="sub 58%" style:font-name="DejaVu Serif1" fo:font-style="italic" fo:font-weight="bold" style:font-name-asian="DejaVu Serif1" style:font-style-asian="italic" style:font-weight-asian="bold" style:font-name-complex="DejaVu Serif1" style:font-style-complex="italic" style:font-weight-complex="bold"/>
    </style:style>
    <style:style style:name="T8" style:family="text">
      <style:text-properties style:text-position="sub 58%" style:font-name="DejaVu Serif3" style:font-name-asian="DejaVu Serif1" style:font-name-complex="DejaVu Serif1"/>
    </style:style>
    <style:style style:name="T9" style:family="text">
      <style:text-properties style:font-name="DejaVu Serif1"/>
    </style:style>
    <style:style style:name="T10" style:family="text">
      <style:text-properties style:font-name="DejaVu Serif1" fo:font-style="italic" fo:font-weight="bold" style:font-name-asian="DejaVu Serif1" style:font-style-asian="italic" style:font-weight-asian="bold" style:font-name-complex="DejaVu Serif1" style:font-style-complex="italic" style:font-weight-complex="bold"/>
    </style:style>
    <style:style style:name="T11" style:family="text">
      <style:text-properties style:font-name="DejaVu Serif1" fo:font-style="italic" style:font-style-asian="italic" style:font-style-complex="italic"/>
    </style:style>
    <style:style style:name="T12" style:family="text">
      <style:text-properties style:font-name="DejaVu Serif1" style:font-name-asian="DejaVu Serif1" style:font-name-complex="DejaVu Serif1"/>
    </style:style>
    <style:style style:name="T13" style:family="text">
      <style:text-properties style:font-name="DejaVu Serif1" style:font-name-asian="Lucida Sans Unicode" style:font-name-complex="Tahoma"/>
    </style:style>
    <style:style style:name="T14" style:family="text">
      <style:text-properties style:text-position="super 58%"/>
    </style:style>
    <style:style style:name="T15" style:family="text">
      <style:text-properties style:text-position="0% 100%" style:font-name="DejaVu Serif1" style:font-name-asian="DejaVu Serif1" style:font-name-complex="DejaVu Serif1"/>
    </style:style>
    <style:style style:name="T16" style:family="text">
      <style:text-properties style:text-position="0% 100%" style:font-name="DejaVu Serif1" fo:font-style="italic" fo:font-weight="bold" style:font-name-asian="DejaVu Serif1" style:font-style-asian="italic" style:font-weight-asian="bold" style:font-name-complex="DejaVu Serif1" style:font-style-complex="italic" style:font-weight-complex="bold"/>
    </style:style>
    <style:style style:name="T17" style:family="text">
      <style:text-properties style:font-name="DejaVu Serif3"/>
    </style:style>
    <style:style style:name="T18" style:family="text">
      <style:text-properties style:font-name="DejaVu Serif3" style:font-name-asian="DejaVu Serif1" style:font-name-complex="DejaVu Serif1"/>
    </style:style>
    <style:style style:name="T19" style:family="text">
      <style:text-properties style:font-name="DejaVu Serif3" fo:font-weight="bold" style:font-weight-asian="bold" style:font-weight-complex="bold"/>
    </style:style>
    <style:style style:name="T20" style:family="text">
      <style:text-properties style:font-name="Times New Roman" style:font-name-asian="Times New Roman" style:font-name-complex="Times New Roman"/>
    </style:style>
    <style:style style:name="T21" style:family="text">
      <style:text-properties fo:font-weight="bold" style:font-weight-asian="bold" style:font-weight-complex="bold"/>
    </style:style>
    <style:style style:name="T22" style:family="text">
      <style:text-properties style:font-name="DejaVu Sans" fo:font-style="italic" style:font-style-asian="italic" style:font-style-complex="italic"/>
    </style:style>
    <style:style style:name="T23" style:family="text">
      <style:text-properties fo:color="#dc2300" style:font-name="DejaVu Serif3" fo:font-weight="bold" style:font-name-asian="DejaVu Serif3" style:font-weight-asian="bold" style:font-name-complex="DejaVu Serif3" style:font-weight-complex="bold"/>
    </style:style>
    <style:style style:name="T24" style:family="text">
      <style:text-properties fo:color="#dc2300" style:font-name="DejaVu Serif1" fo:font-weight="bold" style:font-name-asian="Lucida Sans Unicode" style:font-weight-asian="bold" style:font-name-complex="Tahoma" style:font-weight-complex="bold"/>
    </style:style>
    <style:style style:name="T25" style:family="text">
      <style:text-properties fo:font-style="normal" fo:font-weight="bold"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YN: evolution of a water-rock system; a 0D dynamic cell</text:h>
      <text:p text:style-name="Text_20_body">Computation of the equilibrium state of a water-rock system is essential for one of the main objects of the ARXIM project, which is to serve as the "chemical reactor" of a reactive transport code. It is used in this way in COORES (CO2 Reservoir Environmental Simulator), a code coupling ARXIM with SIMUSCOPP (Trenty, 2003), a code for multiphase transport in porous media. COORES-ARXIM is currently used for simulating scenarios of injection and sequestration processes of green house gases.</text:p>
      <text:p text:style-name="Text_20_body">A "dynamic" run simulates the temporal evolution of a given volume of porous media as it is flushed by a given flux of fluid of given composition. It is thus a 0D <text:s/>reactive transport model, equivalent to the "continuous stirred tank reactor" (CSTR) model of chemical engineering.</text:p>
      <text:p text:style-name="Text_20_body">The data at time <text:span text:style-name="T1">t</text:span> are the composition of the box (volume fractions and compositions of fluids and minerals) and the flux rate and composition of the injected fluid.</text:p>
      <text:p text:style-name="Text_20_body">The main assumptions are that</text:p>
      <text:p text:style-name="Text_20_body"><text:span text:style-name="T12">► </text:span>material transfer between fluid and minerals occurs only through dissolution – precipitation reactions which are kinetically controlled;</text:p>
      <text:p text:style-name="Text_20_body"><text:span text:style-name="T12">► </text:span>an instantaneous equilibrium is realized among the aqueous species.</text:p>
      <text:p text:style-name="Text_20_body">The variables comprise the mole numbers of fluid species in the box, <text:span text:style-name="T2">n</text:span><text:span text:style-name="T1">(1:nAq)</text:span>, and the mole numbers of mineral species, <text:span text:style-name="T2">n</text:span><text:span text:style-name="T1">(1:nM)</text:span>. </text:p>
      <text:p text:style-name="Text_20_body">The system to be solved comprises three sets of equations:</text:p>
      <text:p text:style-name="Text_20_body"><text:span text:style-name="T12">▷ </text:span>material balance of the independent components:</text:p>
      <text:p text:style-name="Text_20_body"><draw:frame draw:style-name="fr1" draw:name="Object32" text:anchor-type="as-char" svg:width="6.362cm" svg:height="1.231cm" draw:z-index="14"><draw:object xlink:href="./Object 32" xlink:type="simple" xlink:show="embed" xlink:actuate="onLoad"/><draw:image xlink:href="./ObjectReplacements/Object 32" xlink:type="simple" xlink:show="embed" xlink:actuate="onLoad"/></draw:frame></text:p>
      <text:p text:style-name="Text_20_body"/>
      <text:p text:style-name="Text_20_body"><text:span text:style-name="T12">▷ </text:span>potential constraints among aqueous species (same as in speciation):</text:p>
      <text:p text:style-name="Text_20_body"><draw:frame draw:style-name="fr1" draw:name="Object31" text:anchor-type="as-char" svg:width="10.017cm" svg:height="0.878cm" draw:z-index="15"><draw:object xlink:href="./Object 31" xlink:type="simple" xlink:show="embed" xlink:actuate="onLoad"/><draw:image xlink:href="./ObjectReplacements/Object 31" xlink:type="simple" xlink:show="embed" xlink:actuate="onLoad"/></draw:frame></text:p>
      <text:p text:style-name="Text_20_body"/>
      <text:p text:style-name="Text_20_body"><text:span text:style-name="T12">▷ </text:span>material balance on minerals:</text:p>
      <text:p text:style-name="Text_20_body"><draw:frame draw:style-name="fr1" draw:name="Object33" text:anchor-type="as-char" svg:width="3.351cm" svg:height="1.231cm" draw:z-index="16"><draw:object xlink:href="./Object 33" xlink:type="simple" xlink:show="embed" xlink:actuate="onLoad"/><draw:image xlink:href="./ObjectReplacements/Object 33" xlink:type="simple" xlink:show="embed" xlink:actuate="onLoad"/></draw:frame></text:p>
      <text:h text:style-name="Heading_20_4" text:outline-level="4"><text:span text:style-name="T20">→</text:span><text:span text:style-name="T12"> </text:span>accumulation term</text:h>
      <text:p text:style-name="Text_20_body">The accumulation term is the mole numbers of component [C<text:span text:style-name="T3">i</text:span>] in the fluid in the box, computed as </text:p>
      <text:p text:style-name="Text_20_body"><draw:frame draw:style-name="fr1" draw:name="Object34" text:anchor-type="as-char" svg:width="3.119cm" svg:height="0.803cm" draw:z-index="0"><draw:object xlink:href="./Object 34" xlink:type="simple" xlink:show="embed" xlink:actuate="onLoad"/><draw:image xlink:href="./ObjectReplacements/Object 34" xlink:type="simple" xlink:show="embed" xlink:actuate="onLoad"/></draw:frame></text:p>
      <text:h text:style-name="Heading_20_4" text:outline-level="4"><text:span text:style-name="T20">→</text:span> flux terms</text:h>
      <text:p text:style-name="Text_20_body">The flux comprises an explicit input term, Q<text:span text:style-name="T14">inj</text:span>, imposed to the box as a volumetric Darcy flux, and an implicit output term Q<text:span text:style-name="T14">out</text:span>.</text:p>
      <text:p text:style-name="Text_20_body">Thus, for each component:</text:p>
      <text:p text:style-name="Text_20_body"><text:span text:style-name="T12">►</text:span><text:span text:style-name="T13"> </text:span><draw:frame draw:style-name="fr1" draw:name="Object29" text:anchor-type="as-char" svg:width="7.361cm" svg:height="0.803cm" draw:z-index="1"><draw:object xlink:href="./Object 29" xlink:type="simple" xlink:show="embed" xlink:actuate="onLoad"/><draw:image xlink:href="./ObjectReplacements/Object 29" xlink:type="simple" xlink:show="embed" xlink:actuate="onLoad"/></draw:frame>,</text:p>
      <text:p text:style-name="Text_20_body">where <draw:frame draw:style-name="fr2" draw:name="Object36" text:anchor-type="as-char" svg:y="-1cm" svg:width="2.63cm" svg:height="1.512cm" draw:z-index="2"><draw:object xlink:href="./Object 36" xlink:type="simple" xlink:show="embed" xlink:actuate="onLoad"/><draw:image xlink:href="./ObjectReplacements/Object 36" xlink:type="simple" xlink:show="embed" xlink:actuate="onLoad"/></draw:frame>is the imposed concentration in the input fluid.</text:p>
      <text:p text:style-name="Text_20_body"/>
      <text:p text:style-name="Text_20_body"><text:span text:style-name="T12">►</text:span><text:span text:style-name="T13"> </text:span><draw:frame draw:style-name="fr1" draw:name="Object37" text:anchor-type="as-char" svg:width="7.43cm" svg:height="0.803cm" draw:z-index="3"><draw:object xlink:href="./Object 37" xlink:type="simple" xlink:show="embed" xlink:actuate="onLoad"/><draw:image xlink:href="./ObjectReplacements/Object 37" xlink:type="simple" xlink:show="embed" xlink:actuate="onLoad"/></draw:frame>,</text:p>
      <text:p text:style-name="Text_20_body">where <draw:frame draw:style-name="fr1" draw:name="Object38" text:anchor-type="as-char" svg:width="2.21cm" svg:height="1.392cm" draw:z-index="4"><draw:object xlink:href="./Object 38" xlink:type="simple" xlink:show="embed" xlink:actuate="onLoad"/><draw:image xlink:href="./ObjectReplacements/Object 38" xlink:type="simple" xlink:show="embed" xlink:actuate="onLoad"/></draw:frame>is the concentration in the box.</text:p>
      <text:h text:style-name="Heading_20_4" text:outline-level="4"><text:span text:style-name="T20">→</text:span> reaction term</text:h>
      <text:p text:style-name="Text_20_body"/>
      <text:p text:style-name="Text_20_body"><draw:frame draw:style-name="fr1" draw:name="Object56" text:anchor-type="as-char" svg:width="8.094cm" svg:height="0.873cm" draw:z-index="5"><draw:object xlink:href="./Object 55" xlink:type="simple" xlink:show="embed" xlink:actuate="onLoad"/><draw:image xlink:href="./ObjectReplacements/Object 55" xlink:type="simple" xlink:show="embed" xlink:actuate="onLoad"/></draw:frame>,</text:p>
      <text:p text:style-name="Text_20_body">where <text:span text:style-name="T2">V</text:span><text:span text:style-name="T4">m</text:span> is the rate of precipitation / dissolution of mineral <text:span text:style-name="T2">m</text:span>, modeled as a sum of several reaction mechanisms: </text:p>
      <text:p text:style-name="Text_20_body"><draw:frame draw:style-name="fr1" draw:name="Object24" text:anchor-type="as-char" svg:width="10.689cm" svg:height="0.72cm" draw:z-index="6"><draw:object xlink:href="./Object 24" xlink:type="simple" xlink:show="embed" xlink:actuate="onLoad"/><draw:image xlink:href="./ObjectReplacements/Object 24" xlink:type="simple" xlink:show="embed" xlink:actuate="onLoad"/></draw:frame></text:p>
      <text:p text:style-name="Text_20_body">The following formalism (Lasaga et al, 1994), of common usage in water-rock simulation codes (Palandri &amp; Kharaka, 2004), is used for the rate laws:</text:p>
      <text:p text:style-name="Text_20_body"><text:span text:style-name="T12">►</text:span><text:span text:style-name="T13"> precipitation rate:</text:span></text:p>
      <text:p text:style-name="Text_20_body"><draw:frame draw:style-name="fr2" draw:name="Object46" text:anchor-type="as-char" svg:y="-0.318cm" svg:width="13.377cm" svg:height="0.699cm" draw:z-index="7"><draw:object xlink:href="./Object 52" xlink:type="simple" xlink:show="embed" xlink:actuate="onLoad"/><draw:image xlink:href="./ObjectReplacements/Object 52" xlink:type="simple" xlink:show="embed" xlink:actuate="onLoad"/></draw:frame></text:p>
      <text:p text:style-name="Text_20_body"><text:span text:style-name="T12">►</text:span><text:span text:style-name="T13"> dissolution rate:</text:span></text:p>
      <text:p text:style-name="Text_20_body"><draw:frame draw:style-name="fr1" draw:name="Object54" text:anchor-type="as-char" svg:width="13.64cm" svg:height="0.699cm" draw:z-index="8"><draw:object xlink:href="./Object 54" xlink:type="simple" xlink:show="embed" xlink:actuate="onLoad"/><draw:image xlink:href="./ObjectReplacements/Object 54" xlink:type="simple" xlink:show="embed" xlink:actuate="onLoad"/></draw:frame></text:p>
      <text:p text:style-name="Text_20_body">where</text:p>
      <text:p text:style-name="Text_20_body"><text:span text:style-name="T12">▻</text:span><text:span text:style-name="T12"><draw:frame draw:style-name="fr1" draw:name="Object60" text:anchor-type="as-char" svg:width="3.658cm" svg:height="1.122cm" draw:z-index="9"><draw:object xlink:href="./Object 60" xlink:type="simple" xlink:show="embed" xlink:actuate="onLoad"/><draw:image xlink:href="./ObjectReplacements/Object 60" xlink:type="simple" xlink:show="embed" xlink:actuate="onLoad"/></draw:frame></text:span></text:p>
      <text:p text:style-name="Text_20_body"><text:span text:style-name="T12">measures the disequilibrium between mineral and the fluid, ΔG</text:span><text:span text:style-name="T6">m</text:span><text:span text:style-name="T15"> being</text:span><text:span text:style-name="T12"> the molar </text:span><text:span text:style-name="T12">free energy change attending the dissolution reaction of the mineral in the current fluid,</text:span></text:p>
      <text:p text:style-name="Text_20_body"><text:span text:style-name="T12">▻</text:span><draw:frame draw:style-name="fr1" draw:name="Object55" text:anchor-type="as-char" svg:width="0.905cm" svg:height="0.66cm" draw:z-index="10"><draw:object xlink:href="./Object 56" xlink:type="simple" xlink:show="embed" xlink:actuate="onLoad"/><draw:image xlink:href="./ObjectReplacements/Object 56" xlink:type="simple" xlink:show="embed" xlink:actuate="onLoad"/></draw:frame>is the reactive surface area of the mineral,</text:p>
      <text:p text:style-name="Text_20_body"><text:span text:style-name="T12">▻</text:span><text:span text:style-name="T12"><draw:frame draw:style-name="fr1" draw:name="Object58" text:anchor-type="as-char" svg:width="1.603cm" svg:height="0.656cm" draw:z-index="11"><draw:object xlink:href="./Object 58" xlink:type="simple" xlink:show="embed" xlink:actuate="onLoad"/><draw:image xlink:href="./ObjectReplacements/Object 58" xlink:type="simple" xlink:show="embed" xlink:actuate="onLoad"/></draw:frame></text:span><text:span text:style-name="T12">is its kinetic rate coefficient "far from equilibrium".</text:span></text:p>
      <text:p text:style-name="P2">It depends on temperature according to an Arrhenius law:</text:p>
      <text:p text:style-name="Text_20_body"><draw:frame draw:style-name="fr1" draw:name="Object47" text:anchor-type="as-char" svg:width="9.691cm" svg:height="1.302cm" draw:z-index="12"><draw:object xlink:href="./Object 53" xlink:type="simple" xlink:show="embed" xlink:actuate="onLoad"/><draw:image xlink:href="./ObjectReplacements/Object 53" xlink:type="simple" xlink:show="embed" xlink:actuate="onLoad"/></draw:frame></text:p>
      <text:p text:style-name="Text_20_body">where E<text:span text:style-name="T3">m,Tref</text:span> is the activation energy at temperature T<text:span text:style-name="T3">ref</text:span>.</text:p>
      <text:p text:style-name="Text_20_body"><text:span text:style-name="T12">▻</text:span><text:span text:style-name="T12"><draw:frame draw:style-name="fr1" draw:name="Object59" text:anchor-type="as-char" svg:width="2.155cm" svg:height="0.824cm" draw:z-index="13"><draw:object xlink:href="./Object 59" xlink:type="simple" xlink:show="embed" xlink:actuate="onLoad"/><draw:image xlink:href="./ObjectReplacements/Object 59" xlink:type="simple" xlink:show="embed" xlink:actuate="onLoad"/></draw:frame></text:span></text:p>
      <text:p text:style-name="Text_20_body"><text:span text:style-name="T12">represents the influence of the fluid composition on the mineral rate, through the </text:span><text:span text:style-name="T12">activity of aqueous species </text:span><text:span text:style-name="T16">j</text:span><text:span text:style-name="T12"> that, depending on the sign of the exponent </text:span><text:span text:style-name="T10">n</text:span><text:span text:style-name="T7">j</text:span><text:span text:style-name="T12">, act as catalyst or inhibitor.</text:span></text:p>
      <text:p text:style-name="Text_20_body"><text:span text:style-name="T12">Actually, in the current implementation, the different elementary rate laws share the same reactive surface </text:span><text:span text:style-name="T10">A</text:span><text:span text:style-name="T7">m</text:span><text:span text:style-name="T12"> and disequilibrium function and differ only in parameters </text:span><text:span text:style-name="T10">k</text:span><text:span text:style-name="T7">m</text:span><text:span text:style-name="T12"> and in the nature of cataly</text:span><text:span text:style-name="T12">zing </text:span><text:span text:style-name="T12">and inhibit</text:span><text:span text:style-name="T12">ing</text:span><text:span text:style-name="T12"> species.</text:span></text:p>
      <text:h text:style-name="P3" text:outline-level="4">the relationship of surface to volume</text:h>
      <text:p text:style-name="P2">Initial reactive surface areas, in terms of grain radius or of specific area, are given in the run's definition, along with initial mineral volume fractions.</text:p>
      <text:p text:style-name="Text_20_body"><text:span text:style-name="T12">It is possible to have several kinetic phases, pointing to the same thermodynamic species </text:span><text:span text:style-name="T12">but having </text:span><text:span text:style-name="T12">different textural properties, </text:span><text:span text:style-name="T12">for example a coarse-grained quartz population and a fine-grained one.</text:span></text:p>
      <text:p text:style-name="Text_20_body"><text:span text:style-name="T12">T</text:span><text:span text:style-name="T12">o describe the relationship </text:span><text:span text:style-name="T12">between </text:span><text:span text:style-name="T12">the mole numbers of </text:span><text:span text:style-name="T12">the kinetic phases </text:span><text:span text:style-name="T12">in the reactive cell and their surface, </text:span><text:span text:style-name="T12">each kinetic phase is considered as an ensemble of spherical grains of homogeneous radius </text:span><text:span text:style-name="T12">(e.g. Lichtner, 1988)</text:span><text:span text:style-name="T12">.</text:span></text:p>
      <text:p text:style-name="Text_20_body"><text:span text:style-name="T12">In th</text:span><text:span text:style-name="T12">is</text:span><text:span text:style-name="T12"> "floating sphere" model, </text:span><text:span text:style-name="T12">the reactive surface area </text:span><text:span text:style-name="T12">for dissolution </text:span><text:span text:style-name="T12">or precipitation </text:span><text:span text:style-name="T12">of phase m </text:span><text:span text:style-name="T12">at time step t is</text:span><text:span text:style-name="T12">:</text:span></text:p>
      <text:p text:style-name="Text_20_body"><text:span text:style-name="T12"><text:tab/></text:span><text:span text:style-name="T12"><draw:frame draw:style-name="fr1" draw:name="Object1" text:anchor-type="as-char" svg:width="4.105cm" svg:height="1.45cm" draw:z-index="17"><draw:object xlink:href="./Object 1" xlink:type="simple" xlink:show="embed" xlink:actuate="onLoad"/><draw:image xlink:href="./ObjectReplacements/Object 1" xlink:type="simple" xlink:show="embed" xlink:actuate="onLoad"/></draw:frame></text:span><text:span text:style-name="T12">, </text:span><text:span text:style-name="T12">for precipitation and dissolution (option1)</text:span></text:p>
      <text:p text:style-name="Text_20_body"><text:span text:style-name="T12">where </text:span><text:span text:style-name="T10">A</text:span><text:span text:style-name="T7">m,</text:span><text:span text:style-name="T7">0</text:span><text:span text:style-name="T12"> and </text:span><text:span text:style-name="T10">n</text:span><text:span text:style-name="T7">m,</text:span><text:span text:style-name="T7">0</text:span><text:span text:style-name="T12"> are respectively the </text:span><text:span text:style-name="T12">initial </text:span><text:span text:style-name="T12">mole number and area of phase m.</text:span></text:p>
      <text:p text:style-name="Text_20_body"><text:span text:style-name="T12">This model, adapted to minerals growing or shrinking freely in a high porosity medium, becomes inconsistent at low porosity, when the grains come in contact with each other and part of their reactive surfaces becomes unaccessible.</text:span></text:p>
      <text:p text:style-name="Text_20_body"><text:span text:style-name="T12">Thus, o</text:span><text:span text:style-name="T12">ptionally, </text:span><text:span text:style-name="T12">introducing the porosity as a damping factor, </text:span><text:span text:style-name="T12">the following dependence can be used </text:span><text:span text:style-name="T12">for precipitation</text:span><text:span text:style-name="T12">, in order to have the reactive surface </text:span><text:span text:style-name="T12">tend to zero when porosity vanishes:</text:span></text:p>
      <text:p text:style-name="Text_20_body"><text:span text:style-name="T12"><text:tab/></text:span><text:span text:style-name="T12"><draw:frame draw:style-name="fr1" draw:name="Object2" text:anchor-type="as-char" svg:width="5.412cm" svg:height="1.452cm" draw:z-index="18"><draw:object xlink:href="./Object 2" xlink:type="simple" xlink:show="embed" xlink:actuate="onLoad"/><draw:image xlink:href="./ObjectReplacements/Object 2" xlink:type="simple" xlink:show="embed" xlink:actuate="onLoad"/><svg:desc>formula</svg:desc></draw:frame></text:span><text:span text:style-name="T12">, </text:span><text:span text:style-name="T12">for dissolution (option 2)</text:span></text:p>
      <text:p text:style-name="Text_20_body"><text:span text:style-name="T12">where </text:span><text:span text:style-name="T18">φ and φ</text:span><text:span text:style-name="T8">0</text:span><text:span text:style-name="T18"> are the current and initial values of porosity</text:span><text:span text:style-name="T12">.</text:span></text:p>
      <text:p text:style-name="Text_20_body"><text:span text:style-name="T12">For precipitation, </text:span><text:span text:style-name="T12">instead of having </text:span><text:span text:style-name="T12">the same </text:span><text:span text:style-name="T12">relationship</text:span><text:span text:style-name="T12"> as for dissolution, </text:span><text:span text:style-name="T12">we consider that it takes place not only on minerals of the same type, but on all the surface of the pores, </text:span><text:span text:style-name="T12">and this </text:span><text:span text:style-name="T12">results in the following surface / volume relationship</text:span><text:span text:style-name="T12">:</text:span></text:p>
      <text:p text:style-name="Text_20_body"><text:span text:style-name="T12"><text:tab/></text:span><text:span text:style-name="T12"><draw:frame draw:style-name="fr1" draw:name="Object3" text:anchor-type="as-char" svg:width="3.685cm" svg:height="1.309cm" draw:z-index="19"><draw:object xlink:href="./Object 3" xlink:type="simple" xlink:show="embed" xlink:actuate="onLoad"/><draw:image xlink:href="./ObjectReplacements/Object 3" xlink:type="simple" xlink:show="embed" xlink:actuate="onLoad"/><svg:desc>formula</svg:desc></draw:frame></text:span><text:span text:style-name="T12">, </text:span><text:span text:style-name="T12">for precipitation (option2)</text:span></text:p>
      <text:p text:style-name="P2"/>
      <text:h text:style-name="Heading_20_3" text:outline-level="3">implementation: the equation system</text:h>
      <text:p text:style-name="Text_20_body">There are nF+nM unknowns, which are:</text:p>
      <text:p text:style-name="Text_20_body"><text:span text:style-name="T23">▶</text:span><text:span text:style-name="T24"> </text:span>nF <text:span text:style-name="T21">mole numbers of aqueous species</text:span> contained in the cell at time t, vYf(1:nF), or their logarithms, <text:span text:style-name="T25">vX</text:span><text:span text:style-name="T25">f</text:span>(1:nF)= LOG(<text:span text:style-name="T25">vY</text:span><text:span text:style-name="T25">f</text:span>(1:nF))</text:p>
      <text:p text:style-name="Text_20_body"><text:span text:style-name="T23">▶</text:span><text:span text:style-name="T24"> </text:span>nM <text:span text:style-name="T21">mole numbers of mineral species</text:span> contained in the cell at time t, <text:span text:style-name="T25">v</text:span><text:span text:style-name="T25">X</text:span><text:span text:style-name="T25">m</text:span>(1:nM)</text:p>
      <text:p text:style-name="Text_20_body">For a given timestep <text:span text:style-name="T22">Δ</text:span><text:span text:style-name="T11">t</text:span>, the system to be solved comprises nF+nM equations, <text:span text:style-name="T19">Ψ</text:span><text:span text:style-name="T21">(1:n</text:span><text:span text:style-name="T21">F</text:span><text:span text:style-name="T21">+nM)=0</text:span>, which can be distributed as three sets of equations, respectively </text:p>
      <text:p text:style-name="TextTable">nC equations for the independent components, </text:p>
      <text:p text:style-name="TextTable">nF-nC equations for the secondary species,</text:p>
      <text:p text:style-name="TextTable">nM equations for the minerals</text:p>
      <text:p text:style-name="Text_20_body"><text:span text:style-name="T23">▶</text:span><text:span text:style-name="T24"> </text:span><text:span text:style-name="T21">nC equations</text:span> implementing the mass balance constraints on the nC components:</text:p>
      <text:p text:style-name="Text_20_body"><draw:frame draw:style-name="fr1" draw:name="Object4" text:anchor-type="as-char" svg:width="17.658cm" svg:height="4.842cm" draw:z-index="20"><draw:object xlink:href="./Object 4" xlink:type="simple" xlink:show="embed" xlink:actuate="onLoad"/><draw:image xlink:href="./ObjectReplacements/Object 4" xlink:type="simple" xlink:show="embed" xlink:actuate="onLoad"/><svg:desc>formula</svg:desc></draw:frame></text:p>
      <text:p text:style-name="Text_20_body">In these equations, the porosity <text:span text:style-name="T17">φ</text:span><text:span text:style-name="T5">f</text:span><text:span text:style-name="T9"> </text:span>is not explicit, as it is a function of the minerals' mole numbers vXm.</text:p>
      <text:p text:style-name="Text_20_body"><text:span text:style-name="T23">▶</text:span><text:span text:style-name="T24"> </text:span><text:span text:style-name="T21">nF-nC equations</text:span> describing the equilibrium between all nAq aqueous species, and eventually with a buffer component. Their formulation is equivalent to that used for static speciation calculations.</text:p>
      <text:p text:style-name="Text_20_body"><text:span text:style-name="T23">▶</text:span><text:span text:style-name="T24"> </text:span><text:span text:style-name="T21">nM rate equations</text:span> for the nM mineral species currently "active":</text:p>
      <text:p text:style-name="Text_20_body"><draw:frame draw:style-name="fr1" draw:name="Object5" text:anchor-type="as-char" svg:width="8.214cm" svg:height="0.656cm" draw:z-index="21"><draw:object xlink:href="./Object 5" xlink:type="simple" xlink:show="embed" xlink:actuate="onLoad"/><draw:image xlink:href="./ObjectReplacements/Object 5" xlink:type="simple" xlink:show="embed" xlink:actuate="onLoad"/></draw:frame></text:p>
      <text:p text:style-name="Text_20_body">At beginning of a time step, the status of each mineral, is either dissolution, precipitation, or <text:s/>inaction, depending on its saturation state with respect to the fluid composition.</text:p>
      <text:p text:style-name="Text_20_body">As already mentioned, Vm<text:span text:style-name="T3">j</text:span>, the rate for precipitation / dissolution of mineral j, is the product of three factors (VmS . VmAct . VmQsK), respectively functions of the mineral surface, the activities of species fluid, and the affinity of mineral – fluid reaction. These three factors have not the same degree of dependency on the dynamic evolution of the system. As a result, they are not necessarily updated at the same stage of the numerical scheme. Some of them, like the fluid activity factor, can be handled as explicit parameters, whereas others, especially the affinity factor, are better implicited, in order to allow the solution of large time steps.</text:p>
      <text:h text:style-name="Heading_20_3" text:outline-level="3">numerical method</text:h>
      <text:p text:style-name="Text_20_body">To solve this system of non-linear equations, the modules for the residual system, for its jacobian, and for the convergence criteria are written according to the generic interface that makes them callable by the Newton-Raphson solvers already mentioned for the speciation issue.</text:p>
      <text:p text:style-name="Text_20_body">Convergence of the Newton-Raphson algorithm is improved by using as initial values of the minerals mole numbers the values obtained by extrapolation according to their rates at the previous step. Extrapolation is also used for time step adjustment to prevent over-dissolution of a dissolving mineral.</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DejaVu Serif3"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hatch draw:name="Hatch_20_98" draw:display-name="Hatch 98" draw:style="single" draw:color="#000000" draw:distance="0.006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8" draw:display-name="Dash 98" draw:style="rect" draw:dots1="1" draw:dots1-length="0.006cm" draw:dots2="1" draw:dots2-length="0.006cm" draw:distance="0.006cm"/>
    <draw:stroke-dash draw:name="Dash_20_99" draw:display-name="Dash 9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DejaVu Serif"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left="0.6cm" fo:margin-right="0.6cm" fo:margin-top="0.101cm" fo:margin-bottom="0.101cm" fo:text-align="justify" style:justify-single-word="false" fo:text-indent="0cm" style:auto-text-indent="false"/>
      <style:text-properties style:font-name="DejaVu Serif1"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master-page-name="">
      <style:paragraph-properties fo:margin-left="0.6cm" fo:margin-right="0.6cm" fo:text-align="justify" style:justify-single-word="false" fo:text-indent="0cm" style:auto-text-indent="false" style:page-number="auto"/>
      <style:text-properties fo:font-size="10pt" fo:font-style="italic"/>
    </style:style>
    <style:style style:name="Heading" style:family="paragraph" style:parent-style-name="Standard" style:next-style-name="Text_20_body" style:class="text">
      <style:paragraph-properties fo:margin-top="0.423cm" fo:margin-bottom="0.212cm" fo:keep-with-next="always"/>
      <style:text-properties style:font-name="DejaVu Serif"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99cm" fo:margin-bottom="0.199cm" fo:break-before="page" fo:padding="0.049cm" fo:border="0.06pt solid #000000"/>
      <style:text-properties style:font-name="DejaVu Serif1"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199cm" fo:background-color="#e6e6e6" fo:padding="0.049cm" fo:border-left="none" fo:border-right="none" fo:border-top="0.06pt solid #000000" fo:border-bottom="0.06pt solid #000000" style:shadow="none">
        <style:background-image/>
      </style:paragraph-properties>
      <style:text-properties style:font-name="DejaVu Serif1"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3cm" fo:margin-bottom="0.101cm" fo:text-indent="0cm" style:auto-text-indent="false" fo:background-color="transparent" style:shadow="none">
        <style:background-image/>
      </style:paragraph-properties>
      <style:text-properties style:font-name="DejaVu Serif1" fo:font-size="11pt"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6cm" fo:margin-right="0cm" fo:margin-top="0.4cm" fo:margin-bottom="0.101cm" fo:text-indent="0cm" style:auto-text-indent="false" fo:background-color="transparent" style:shadow="none">
        <style:background-image/>
      </style:paragraph-properties>
      <style:text-properties style:font-name="DejaVu Serif2"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fo:text-indent="0cm" style:auto-text-indent="false"/>
      <style:text-properties style:font-name="DejaVu Serif2"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text-indent="0cm" style:auto-text-indent="false"/>
      <style:text-properties style:font-name="Georgia" fo:font-size="11pt"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Table" style:family="paragraph" style:parent-style-name="Text_20_body" style:next-style-name="Text_20_body" style:class="text">
      <style:paragraph-properties fo:margin-left="0.6cm" fo:margin-right="0.6cm" fo:margin-top="0cm" fo:margin-bottom="0cm" fo:text-indent="0cm" style:auto-text-indent="false" fo:padding="0.25cm" fo:border-left="0.99pt solid #800080" fo:border-right="none" fo:border-top="none" fo:border-bottom="none" style:shadow="none"/>
      <style:text-properties style:font-name="DejaVu Serif1" fo:font-size="11pt"/>
    </style:style>
    <style:style style:name="TextHiLite" style:family="paragraph" style:parent-style-name="Text_20_body" style:next-style-name="Text_20_body" style:class="text">
      <style:paragraph-properties fo:margin-left="1cm" fo:margin-right="0cm" fo:text-indent="0cm" style:auto-text-indent="false"/>
      <style:text-properties fo:font-size="14pt" fo:language="zxx" fo:country="none"/>
    </style:style>
    <style:style style:name="TextInfo" style:family="paragraph" style:parent-style-name="TextTable" style:next-style-name="Text_20_body" style:class="text" style:master-page-name="">
      <style:paragraph-properties fo:margin-left="0.801cm" fo:margin-right="0cm" fo:text-align="start" style:justify-single-word="false" fo:text-indent="0cm" style:auto-text-indent="false" style:page-number="auto" fo:background-color="transparent" fo:padding="0.15cm" fo:border-left="0.99pt solid #800080" fo:border-right="none" fo:border-top="none" fo:border-bottom="none" style:shadow="none">
        <style:background-image/>
      </style:paragraph-properties>
      <style:text-properties style:font-name="Courier New" fo:font-size="10pt" fo:language="zxx" fo:country="none"/>
    </style:style>
    <style:style style:name="TextItalic" style:family="paragraph" style:parent-style-name="Text_20_body" style:next-style-name="Text_20_body" style:class="text">
      <style:text-properties fo:font-size="10pt" fo:font-style="italic"/>
    </style:style>
    <style:style style:name="TextARevoir" style:family="paragraph" style:parent-style-name="Text_20_body" style:next-style-name="Text_20_body" style:class="text">
      <style:paragraph-properties fo:background-color="transparent">
        <style:background-image/>
      </style:paragraph-properties>
      <style:text-properties fo:color="#804c19" style:text-line-through-style="none" fo:font-size="11pt" fo:font-style="italic" fo:text-shadow="none"/>
    </style:style>
    <style:style style:name="TextReference" style:family="paragraph" style:parent-style-name="Text_20_body" style:class="text" style:master-page-name="">
      <style:paragraph-properties style:page-number="auto" fo:background-color="#e6e6e6">
        <style:background-image/>
      </style:paragraph-properties>
      <style:text-properties fo:font-size="10pt"/>
    </style:style>
    <style:style style:name="TextNotabene" style:family="paragraph" style:parent-style-name="Text_20_body" style:next-style-name="Text_20_body" style:class="text">
      <style:paragraph-properties fo:margin-top="0.199cm" fo:margin-bottom="0.199cm" fo:padding="0.049cm" fo:border-left="none" fo:border-right="none" fo:border-top="2.49pt solid #b3b3b3" fo:border-bottom="2.49pt solid #b3b3b3" style:shadow="none"/>
    </style:style>
    <style:style style:name="TetxTabl2" style:family="paragraph" style:parent-style-name="Text_20_body" style:class="text">
      <style:paragraph-properties fo:margin-left="1cm" fo:margin-right="0cm" fo:margin-top="0cm" fo:margin-bottom="0cm" fo:text-align="start" style:justify-single-word="false" fo:text-indent="0cm" style:auto-text-indent="false" fo:padding="0.25cm" fo:border-left="0.99pt solid #666699" fo:border-right="none" fo:border-top="none" fo:border-bottom="none" style:shadow="none"/>
      <style:text-properties fo:font-size="11pt" fo:language="en" fo:country="US"/>
    </style:style>
    <style:style style:name="TextSmall" style:family="paragraph" style:parent-style-name="Text_20_body" style:class="text">
      <style:paragraph-properties fo:margin-left="0.6cm" fo:margin-right="0.6cm" fo:text-indent="0cm" style:auto-text-indent="false"/>
      <style:text-properties fo:font-size="9pt"/>
    </style:style>
    <style:style style:name="TextASuppr" style:family="paragraph" style:parent-style-name="TextARevoir" style:class="text">
      <style:text-properties fo:color="#9999ff" style:text-line-through-style="solid" fo:font-size="9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6cm" fo:margin-top="0.3cm" fo:margin-bottom="0cm" fo:text-indent="0cm" style:auto-text-indent="false">
        <style:tab-stops>
          <style:tab-stop style:position="18.198cm" style:type="right" style:leader-style="dotted" style:leader-text="."/>
        </style:tab-stops>
      </style:paragraph-properties>
    </style:style>
    <style:style style:name="Contents_20_2" style:display-name="Contents 2" style:family="paragraph" style:parent-style-name="Index" style:class="index">
      <style:paragraph-properties fo:margin-left="0.4cm" fo:margin-right="0.6cm" fo:margin-top="0.199cm" fo:margin-bottom="0cm" fo:text-indent="0cm" style:auto-text-indent="false">
        <style:tab-stops>
          <style:tab-stop style:position="17.699cm" style:type="right" style:leader-style="dotted" style:leader-text="."/>
        </style:tab-stops>
      </style:paragraph-properties>
    </style:style>
    <style:style style:name="Contents_20_3" style:display-name="Contents 3" style:family="paragraph" style:parent-style-name="Index" style:class="index">
      <style:paragraph-properties fo:margin-left="0.6cm" fo:margin-right="0.6cm" fo:text-indent="0cm" style:auto-text-indent="false">
        <style:tab-stops>
          <style:tab-stop style:position="17.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01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99cm" fo:margin-bottom="1.799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title>arxim, intro</text:title> - <text:page-number text:select-page="curre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arxim, intro</dc:title>
    <meta:creation-date>2003-12-04T15:59:01</meta:creation-date>
    <dc:date>2012-07-11T19:16:25</dc:date>
    <meta:print-date>2007-04-27T10:52:42</meta:print-date>
    <meta:editing-cycles>247</meta:editing-cycles>
    <meta:editing-duration>P88DT21H10M42S</meta:editing-duration>
    <dc:creator>moutte </dc:creator>
    <meta:document-statistic meta:table-count="0" meta:image-count="0" meta:object-count="22" meta:page-count="1" meta:paragraph-count="78" meta:word-count="1160" meta:character-count="7209" meta:non-whitespace-character-count="6085"/>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normal">A</mi>
          <mi mathvariant="normal">m</mi>
        </msub>
        <mi mathvariant="normal">=</mi>
        <msub>
          <mi mathvariant="normal">A</mi>
          <mrow>
            <mi mathvariant="normal">m</mi>
            <mi mathvariant="normal">,</mi>
            <mn>0</mn>
          </mrow>
        </msub>
      </mrow>
      <msup>
        <mrow>
          <mo stretchy="false">(</mo>
          <mfrac>
            <msub>
              <mi mathvariant="normal">n</mi>
              <mi mathvariant="normal">m</mi>
            </msub>
            <msub>
              <mi mathvariant="normal">n</mi>
              <mrow>
                <mi mathvariant="normal">m</mi>
                <mi mathvariant="normal">,</mi>
                <mn>0</mn>
              </mrow>
            </msub>
          </mfrac>
          <mo stretchy="false">)</mo>
        </mrow>
        <mfrac>
          <mn>2</mn>
          <mn>3</mn>
        </mfrac>
      </msup>
    </mrow>
    <annotation encoding="StarMath 5.0">A_m= A_{m,0} ( n_m over {n_{m,0}} )  ^{2 over 3}</annotation>
  </semantics>
</math>
</file>

<file path=Object 2/content.xml><?xml version="1.0" encoding="utf-8"?>
<math xmlns="http://www.w3.org/1998/Math/MathML">
  <semantics>
    <mrow>
      <mrow>
        <msub>
          <mi mathvariant="normal">A</mi>
          <mi mathvariant="normal">m</mi>
        </msub>
        <mi mathvariant="normal">=</mi>
        <msub>
          <mi mathvariant="normal">A</mi>
          <mrow>
            <mi mathvariant="normal">m</mi>
            <mi mathvariant="normal">,</mi>
            <mn>0</mn>
          </mrow>
        </msub>
      </mrow>
      <msup>
        <mrow>
          <mo stretchy="false">(</mo>
          <mfrac>
            <mo stretchy="false">φ</mo>
            <msub>
              <mo stretchy="false">φ</mo>
              <mn>0</mn>
            </msub>
          </mfrac>
          <mo stretchy="false">)</mo>
        </mrow>
        <mfrac>
          <mn>2</mn>
          <mn>3</mn>
        </mfrac>
      </msup>
      <msup>
        <mrow>
          <mo stretchy="false">(</mo>
          <mfrac>
            <msub>
              <mi mathvariant="normal">n</mi>
              <mi mathvariant="normal">m</mi>
            </msub>
            <msub>
              <mi mathvariant="normal">n</mi>
              <mrow>
                <mi mathvariant="normal">m</mi>
                <mi mathvariant="normal">,</mi>
                <mn>0</mn>
              </mrow>
            </msub>
          </mfrac>
          <mo stretchy="false">)</mo>
        </mrow>
        <mfrac>
          <mn>2</mn>
          <mn>3</mn>
        </mfrac>
      </msup>
    </mrow>
    <annotation encoding="StarMath 5.0">A_m= A_{m,0} (%phi over %phi_0)^{2 over 3} ( n_m over {n_{m,0}} )  ^{2 over 3}</annotation>
  </semantics>
</math>
</file>

<file path=Object 24/content.xml><?xml version="1.0" encoding="utf-8"?>
<!DOCTYPE math  PUBLIC '-//OpenOffice.org//DTD Modified W3C MathML 1.01//EN'  'math.dtd'>
<math:math xmlns:math="http://www.w3.org/1998/Math/MathML">
  <math:semantics>
    <math:mrow>
      <math:msub>
        <math:mi math:fontstyle="normal">V</math:mi>
        <math:mi math:fontstyle="normal">m</math:mi>
      </math:msub>
      <math:mo math:stretchy="false">=</math:mo>
      <math:mrow>
        <math:mrow>
          <math:mo math:stretchy="false">(</math:mo>
          <math:mrow>
            <math:mrow>
              <math:mrow>
                <math:msubsup>
                  <math:mi math:fontstyle="normal">V</math:mi>
                  <math:mi math:fontstyle="normal">m</math:mi>
                  <math:mi>d1</math:mi>
                </math:msubsup>
                <math:mo math:stretchy="false">+</math:mo>
                <math:msubsup>
                  <math:mi math:fontstyle="normal">V</math:mi>
                  <math:mi math:fontstyle="normal">m</math:mi>
                  <math:mi>d2</math:mi>
                </math:msubsup>
              </math:mrow>
              <math:mo math:stretchy="false">+</math:mo>
              <math:mn>...</math:mn>
            </math:mrow>
            <math:mo math:stretchy="false">+</math:mo>
            <math:msubsup>
              <math:mi math:fontstyle="normal">V</math:mi>
              <math:mi math:fontstyle="normal">m</math:mi>
              <math:mi>dk</math:mi>
            </math:msubsup>
          </math:mrow>
          <math:mo math:stretchy="false">)</math:mo>
        </math:mrow>
        <math:mo math:stretchy="false">+</math:mo>
        <math:mrow>
          <math:mo math:stretchy="false">(</math:mo>
          <math:mrow>
            <math:mrow>
              <math:mrow>
                <math:msubsup>
                  <math:mi math:fontstyle="normal">V</math:mi>
                  <math:mi math:fontstyle="normal">m</math:mi>
                  <math:mi>p1</math:mi>
                </math:msubsup>
                <math:mo math:stretchy="false">+</math:mo>
                <math:msubsup>
                  <math:mi math:fontstyle="normal">V</math:mi>
                  <math:mi math:fontstyle="normal">m</math:mi>
                  <math:mi>p2</math:mi>
                </math:msubsup>
              </math:mrow>
              <math:mo math:stretchy="false">+</math:mo>
              <math:mn>...</math:mn>
            </math:mrow>
            <math:mo math:stretchy="false">+</math:mo>
            <math:msubsup>
              <math:mi math:fontstyle="normal">V</math:mi>
              <math:mi math:fontstyle="normal">m</math:mi>
              <math:mi>pl</math:mi>
            </math:msubsup>
          </math:mrow>
          <math:mo math:stretchy="false">)</math:mo>
        </math:mrow>
      </math:mrow>
    </math:mrow>
    <math:annotation math:encoding="StarMath 5.0">V_m = (V_m^{d1}+V_m^{d2}+...+V_m^{dk})
+ (V_m^{p1}+V_m^{p2}+...+V_m^{pl})</math:annotation>
  </math:semantics>
</math:math>
</file>

<file path=Object 29/content.xml><?xml version="1.0" encoding="utf-8"?>
<!DOCTYPE math  PUBLIC '-//OpenOffice.org//DTD Modified W3C MathML 1.01//EN'  'math.dtd'>
<math:math xmlns:math="http://www.w3.org/1998/Math/MathML">
  <math:semantics>
    <math:mrow>
      <math:mrow>
        <math:msubsup>
          <math:mi>Q</math:mi>
          <math:mi math:fontstyle="italic">Ci</math:mi>
          <math:mtext>inj</math:mtext>
        </math:msubsup>
        <math:mo math:stretchy="false">=</math:mo>
        <math:mrow>
          <math:msub>
            <math:mo math:stretchy="false">∑</math:mo>
            <math:mi>j</math:mi>
          </math:msub>
          <math:msubsup>
            <math:mo math:stretchy="false">α</math:mo>
            <math:mi>i</math:mi>
            <math:mi>j</math:mi>
          </math:msubsup>
        </math:mrow>
      </math:mrow>
      <math:mrow>
        <math:msubsup>
          <math:mi>Q</math:mi>
          <math:mi>j</math:mi>
          <math:mtext>inj</math:mtext>
        </math:msubsup>
        <math:mo math:stretchy="false">=</math:mo>
        <math:mrow>
          <math:msubsup>
            <math:mi>F</math:mi>
            <math:mi math:fontstyle="italic">vol</math:mi>
            <math:mtext>inj</math:mtext>
          </math:msubsup>
          <math:mo math:stretchy="false">×</math:mo>
          <math:mrow>
            <math:msub>
              <math:mo math:stretchy="false">∑</math:mo>
              <math:mi>j</math:mi>
            </math:msub>
            <math:msubsup>
              <math:mo math:stretchy="false">α</math:mo>
              <math:mi>i</math:mi>
              <math:mi>j</math:mi>
            </math:msubsup>
          </math:mrow>
        </math:mrow>
      </math:mrow>
      <math:msubsup>
        <math:mi>c</math:mi>
        <math:mi>j</math:mi>
        <math:mtext>inj</math:mtext>
      </math:msubsup>
    </math:mrow>
    <math:annotation math:encoding="StarMath 5.0">Q_{Ci}^{"inj"}= sum_j %alpha_i^j Q_j^{"inj"}
=  F_vol^{"inj"} times  sum_j %alpha_i^j c_j^{"inj"}
</math:annotation>
  </math:semantics>
</math:math>
</file>

<file path=Object 3/content.xml><?xml version="1.0" encoding="utf-8"?>
<math xmlns="http://www.w3.org/1998/Math/MathML">
  <semantics>
    <mrow>
      <mrow>
        <msub>
          <mi mathvariant="normal">A</mi>
          <mi mathvariant="normal">m</mi>
        </msub>
        <mi mathvariant="normal">=</mi>
        <msub>
          <mi mathvariant="normal">A</mi>
          <mrow>
            <mi mathvariant="normal">m</mi>
            <mi mathvariant="normal">,</mi>
            <mn>0</mn>
          </mrow>
        </msub>
      </mrow>
      <msup>
        <mrow>
          <mo stretchy="false">(</mo>
          <mfrac>
            <mo stretchy="false">φ</mo>
            <msub>
              <mo stretchy="false">φ</mo>
              <mn>0</mn>
            </msub>
          </mfrac>
          <mo stretchy="false">)</mo>
        </mrow>
        <mfrac>
          <mn>2</mn>
          <mn>3</mn>
        </mfrac>
      </msup>
    </mrow>
    <annotation encoding="StarMath 5.0">A_m= A_{m,0} (%phi over %phi_0)^{2 over 3}</annotation>
  </semantics>
</math>
</file>

<file path=Object 31/content.xml><?xml version="1.0" encoding="utf-8"?>
<!DOCTYPE math  PUBLIC '-//OpenOffice.org//DTD Modified W3C MathML 1.01//EN'  'math.dtd'>
<math:math xmlns:math="http://www.w3.org/1998/Math/MathML">
  <math:semantics>
    <math:mrow>
      <math:mi>ln</math:mi>
      <math:msub>
        <math:mi>a</math:mi>
        <math:mi math:fontstyle="italic">js</math:mi>
      </math:msub>
      <math:mrow>
        <math:mtext>   </math:mtext>
        <math:mo math:stretchy="false">−</math:mo>
        <math:mrow>
          <math:msub>
            <math:mo math:stretchy="false">∑</math:mo>
            <math:mrow>
              <math:mi math:fontstyle="italic">jp</math:mi>
              <math:mo math:stretchy="false">∈</math:mo>
              <math:mi math:fontstyle="italic">Pr</math:mi>
            </math:mrow>
          </math:msub>
          <math:mrow>
            <math:msubsup>
              <math:mo math:stretchy="false">ν</math:mo>
              <math:mi math:fontstyle="italic">js</math:mi>
              <math:mi math:fontstyle="italic">jp</math:mi>
            </math:msubsup>
            <math:mi>.</math:mi>
            <math:mi>ln</math:mi>
            <math:msub>
              <math:mi>a</math:mi>
              <math:mi math:fontstyle="italic">jp</math:mi>
            </math:msub>
          </math:mrow>
        </math:mrow>
      </math:mrow>
      <math:mrow>
        <math:mtext>  </math:mtext>
        <math:mo math:stretchy="false">−</math:mo>
        <math:mo math:stretchy="false">Δ</math:mo>
      </math:mrow>
      <math:msubsup>
        <math:mi>G</math:mi>
        <math:mi math:fontstyle="italic">js</math:mi>
        <math:mn>0</math:mn>
      </math:msubsup>
      <math:mrow>
        <math:mtext>   </math:mtext>
        <math:mo math:stretchy="false">=</math:mo>
        <math:mn>0</math:mn>
      </math:mrow>
    </math:mrow>
    <math:annotation math:encoding="StarMath 5.0">ln a_js "   "
- sum _{jp in Pr} {%nu_js^jp . ln a_jp } "  " 
- %DELTA G_js^0
"   "=0
</math:annotation>
  </math:semantics>
</math:math>
</file>

<file path=Object 32/content.xml><?xml version="1.0" encoding="utf-8"?>
<!DOCTYPE math  PUBLIC '-//OpenOffice.org//DTD Modified W3C MathML 1.01//EN'  'math.dtd'>
<math:math xmlns:math="http://www.w3.org/1998/Math/MathML">
  <math:semantics>
    <math:mrow>
      <math:mfrac>
        <math:mi>d</math:mi>
        <math:mi math:fontstyle="italic">dt</math:mi>
      </math:mfrac>
      <math:mrow>
        <math:mrow>
          <math:mrow>
            <math:msub>
              <math:mi>n</math:mi>
              <math:mi math:fontstyle="italic">Ci</math:mi>
            </math:msub>
            <math:mo math:stretchy="false">+</math:mo>
            <math:mrow>
              <math:mo math:stretchy="false">(</math:mo>
              <math:mrow>
                <math:msubsup>
                  <math:mi>Q</math:mi>
                  <math:mi math:fontstyle="italic">Ci</math:mi>
                  <math:mtext>inj</math:mtext>
                </math:msubsup>
                <math:mo math:stretchy="false">+</math:mo>
                <math:msubsup>
                  <math:mi>Q</math:mi>
                  <math:mi math:fontstyle="italic">Ci</math:mi>
                  <math:mtext>out</math:mtext>
                </math:msubsup>
              </math:mrow>
              <math:mo math:stretchy="false">)</math:mo>
            </math:mrow>
          </math:mrow>
          <math:mo math:stretchy="false">+</math:mo>
          <math:msub>
            <math:mi>R</math:mi>
            <math:mi math:fontstyle="italic">Ci</math:mi>
          </math:msub>
        </math:mrow>
        <math:mo math:stretchy="false">=</math:mo>
        <math:mn>0</math:mn>
      </math:mrow>
    </math:mrow>
    <math:annotation math:encoding="StarMath 5.0">d over {dt} n_{Ci}
+ (Q_{Ci}^{"inj"} + Q_{Ci}^{"out"})
+ R_{Ci}
=0</math:annotation>
  </math:semantics>
</math:math>
</file>

<file path=Object 33/content.xml><?xml version="1.0" encoding="utf-8"?>
<!DOCTYPE math  PUBLIC '-//OpenOffice.org//DTD Modified W3C MathML 1.01//EN'  'math.dtd'>
<math:math xmlns:math="http://www.w3.org/1998/Math/MathML">
  <math:semantics>
    <math:mrow>
      <math:mfrac>
        <math:mi>d</math:mi>
        <math:mi math:fontstyle="italic">dt</math:mi>
      </math:mfrac>
      <math:mrow>
        <math:mrow>
          <math:msub>
            <math:mi>n</math:mi>
            <math:mi>m</math:mi>
          </math:msub>
          <math:mo math:stretchy="false">+</math:mo>
          <math:msub>
            <math:mi>R</math:mi>
            <math:mi>m</math:mi>
          </math:msub>
        </math:mrow>
        <math:mo math:stretchy="false">=</math:mo>
        <math:mn>0</math:mn>
      </math:mrow>
    </math:mrow>
    <math:annotation math:encoding="StarMath 5.0">d over {dt} n_m
+ R_m
=0</math:annotation>
  </math:semantics>
</math:math>
</file>

<file path=Object 34/content.xml><?xml version="1.0" encoding="utf-8"?>
<!DOCTYPE math  PUBLIC '-//OpenOffice.org//DTD Modified W3C MathML 1.01//EN'  'math.dtd'>
<math:math xmlns:math="http://www.w3.org/1998/Math/MathML">
  <math:semantics>
    <math:mrow>
      <math:mrow>
        <math:msub>
          <math:mi>n</math:mi>
          <math:mi math:fontstyle="italic">Ci</math:mi>
        </math:msub>
        <math:mo math:stretchy="false">=</math:mo>
        <math:mrow>
          <math:msub>
            <math:mo math:stretchy="false">∑</math:mo>
            <math:mi>j</math:mi>
          </math:msub>
          <math:msubsup>
            <math:mo math:stretchy="false">α</math:mo>
            <math:mi>i</math:mi>
            <math:mi>j</math:mi>
          </math:msubsup>
        </math:mrow>
      </math:mrow>
      <math:msub>
        <math:mi>n</math:mi>
        <math:mi>j</math:mi>
      </math:msub>
    </math:mrow>
    <math:annotation math:encoding="StarMath 5.0">n_{Ci}= sum_j %alpha_i^j n_j</math:annotation>
  </math:semantics>
</math:math>
</file>

<file path=Object 36/content.xml><?xml version="1.0" encoding="utf-8"?>
<math xmlns="http://www.w3.org/1998/Math/MathML">
  <semantics>
    <mrow>
      <msubsup>
        <mi>c</mi>
        <mi>j</mi>
        <mtext>inj</mtext>
      </msubsup>
      <mi mathvariant="normal">=</mi>
      <mfrac>
        <msubsup>
          <mi>n</mi>
          <mi>j</mi>
          <mtext>inj</mtext>
        </msubsup>
        <msubsup>
          <mi mathvariant="italic">Vol</mi>
          <mi>F</mi>
          <mtext>inj</mtext>
        </msubsup>
      </mfrac>
    </mrow>
    <annotation encoding="StarMath 5.0">c_j^{"inj"}=n_j^{"inj"}  over Vol_F^{"inj"}</annotation>
  </semantics>
</math>
</file>

<file path=Object 37/content.xml><?xml version="1.0" encoding="utf-8"?>
<!DOCTYPE math  PUBLIC '-//OpenOffice.org//DTD Modified W3C MathML 1.01//EN'  'math.dtd'>
<math:math xmlns:math="http://www.w3.org/1998/Math/MathML">
  <math:semantics>
    <math:mrow>
      <math:mrow>
        <math:msubsup>
          <math:mi>Q</math:mi>
          <math:mi math:fontstyle="italic">Ci</math:mi>
          <math:mtext>out</math:mtext>
        </math:msubsup>
        <math:mo math:stretchy="false">=</math:mo>
        <math:mrow>
          <math:msub>
            <math:mo math:stretchy="false">∑</math:mo>
            <math:mi>j</math:mi>
          </math:msub>
          <math:msubsup>
            <math:mo math:stretchy="false">α</math:mo>
            <math:mi>i</math:mi>
            <math:mi>j</math:mi>
          </math:msubsup>
        </math:mrow>
      </math:mrow>
      <math:mrow>
        <math:msubsup>
          <math:mi>Q</math:mi>
          <math:mi>j</math:mi>
          <math:mtext>out</math:mtext>
        </math:msubsup>
        <math:mo math:stretchy="false">=</math:mo>
        <math:mrow>
          <math:msubsup>
            <math:mi>F</math:mi>
            <math:mi math:fontstyle="italic">vol</math:mi>
            <math:mtext>out</math:mtext>
          </math:msubsup>
          <math:mo math:stretchy="false">×</math:mo>
          <math:mrow>
            <math:msub>
              <math:mo math:stretchy="false">∑</math:mo>
              <math:mi>j</math:mi>
            </math:msub>
            <math:msubsup>
              <math:mo math:stretchy="false">α</math:mo>
              <math:mi>i</math:mi>
              <math:mi>j</math:mi>
            </math:msubsup>
          </math:mrow>
        </math:mrow>
      </math:mrow>
      <math:msub>
        <math:mi>c</math:mi>
        <math:mi>j</math:mi>
      </math:msub>
    </math:mrow>
    <math:annotation math:encoding="StarMath 5.0">Q_{Ci}^{"out"}= sum_j %alpha_i^j Q_j^{"out"}
=  F_vol^{"out"} times  sum_j %alpha_i^j c_j
</math:annotation>
  </math:semantics>
</math:math>
</file>

<file path=Object 38/content.xml><?xml version="1.0" encoding="utf-8"?>
<math xmlns="http://www.w3.org/1998/Math/MathML">
  <semantics>
    <mrow>
      <msub>
        <mi>c</mi>
        <mi>j</mi>
      </msub>
      <mi mathvariant="normal">=</mi>
      <mfrac>
        <msub>
          <mi>n</mi>
          <mi>j</mi>
        </msub>
        <msub>
          <mi mathvariant="italic">Vol</mi>
          <mi>F</mi>
        </msub>
      </mfrac>
    </mrow>
    <annotation encoding="StarMath 5.0">c_j=n_j over Vol_F</annotation>
  </semantics>
</math>
</file>

<file path=Object 4/content.xml><?xml version="1.0" encoding="utf-8"?>
<math xmlns="http://www.w3.org/1998/Math/MathML">
  <semantics>
    <mtable>
      <mtr>
        <mtd>
          <mrow>
            <mrow>
              <msub>
                <mo stretchy="false">Ψ</mo>
                <mi>iC</mi>
              </msub>
              <mo stretchy="false">=</mo>
              <mrow>
                <mo stretchy="false">(</mo>
                <mrow>
                  <mrow>
                    <mn>1</mn>
                    <mo stretchy="false">+</mo>
                    <mfrac>
                      <msub>
                        <mi mathvariant="normal">U</mi>
                        <mrow>
                          <mi>Darcy</mi>
                        </mrow>
                      </msub>
                      <mrow>
                        <mo stretchy="false">Δ</mo>
                        <mi mathvariant="normal">x</mi>
                      </mrow>
                    </mfrac>
                  </mrow>
                  <mi mathvariant="normal">.</mi>
                  <msub>
                    <mo stretchy="false">ϕ</mo>
                    <mi mathvariant="normal">f</mi>
                  </msub>
                </mrow>
                <mo stretchy="false">)</mo>
              </mrow>
            </mrow>
            <mi mathvariant="normal">.</mi>
            <mrow>
              <munderover>
                <mo stretchy="false">∑</mo>
                <mrow>
                  <mi mathvariant="normal">j</mi>
                  <mo stretchy="false">=</mo>
                  <mn>1</mn>
                </mrow>
                <mi>nAs</mi>
              </munderover>
              <mrow>
                <mo stretchy="false">(</mo>
                <mrow>
                  <msub>
                    <mo stretchy="false">α</mo>
                    <mrow>
                      <mi>iC</mi>
                      <mi mathvariant="normal">,</mi>
                      <mi mathvariant="normal">j</mi>
                    </mrow>
                  </msub>
                  <mi mathvariant="normal">.</mi>
                  <msub>
                    <mi>vYf</mi>
                    <mi mathvariant="normal">j</mi>
                  </msub>
                </mrow>
                <mo stretchy="false">)</mo>
              </mrow>
            </mrow>
            <mtext>    (mole nrs in fluid from aqu'species)</mtext>
          </mrow>
        </mtd>
      </mtr>
      <mtr>
        <mtd>
          <mrow>
            <mrow>
              <mtext>            </mtext>
              <mo stretchy="false">−</mo>
              <msubsup>
                <mi>vF</mi>
                <mi>iC</mi>
                <mrow>
                  <mrow>
                    <mi mathvariant="normal">t</mi>
                    <mo stretchy="false">−</mo>
                    <mo stretchy="false">Δ</mo>
                  </mrow>
                  <mi mathvariant="normal">t</mi>
                </mrow>
              </msubsup>
            </mrow>
            <mtext>                   (mole nr. in fluid at previous step)</mtext>
          </mrow>
        </mtd>
      </mtr>
      <mtr>
        <mtd>
          <mrow>
            <mrow>
              <mtext>            </mtext>
              <mo stretchy="false">−</mo>
              <msubsup>
                <mi>vF</mi>
                <mi>iC</mi>
                <mtext>Inj</mtext>
              </msubsup>
            </mrow>
            <mi mathvariant="normal">.</mi>
            <mfrac>
              <mrow>
                <msub>
                  <mi mathvariant="normal">U</mi>
                  <mrow>
                    <mi>Darcy</mi>
                  </mrow>
                </msub>
              </mrow>
              <mrow>
                <mo stretchy="false">Δ</mo>
                <mi mathvariant="normal">x</mi>
              </mrow>
            </mfrac>
            <mi mathvariant="normal">.</mi>
            <mo stretchy="false">Δ</mo>
            <mi mathvariant="normal">t</mi>
            <mtext>        (mole nr. injected)</mtext>
          </mrow>
        </mtd>
      </mtr>
      <mtr>
        <mtd>
          <mrow>
            <mrow>
              <mtext>            </mtext>
              <mo stretchy="false">+</mo>
              <mrow>
                <munderover>
                  <mo stretchy="false">∑</mo>
                  <mrow>
                    <mi mathvariant="normal">j</mi>
                    <mo stretchy="false">=</mo>
                    <mn>1</mn>
                  </mrow>
                  <mi>nMk</mi>
                </munderover>
                <mrow>
                  <mo stretchy="false">(</mo>
                  <mrow>
                    <msub>
                      <mo stretchy="false">α</mo>
                      <mrow>
                        <mi>iC</mi>
                        <mi mathvariant="normal">,</mi>
                        <mrow>
                          <mi>nAq</mi>
                          <mo stretchy="false">+</mo>
                          <mi mathvariant="normal">j</mi>
                        </mrow>
                      </mrow>
                    </msub>
                    <mi mathvariant="normal">.</mi>
                    <msub>
                      <mi>vVm</mi>
                      <mi mathvariant="normal">j</mi>
                    </msub>
                  </mrow>
                  <mo stretchy="false">)</mo>
                </mrow>
              </mrow>
            </mrow>
            <mtext>        (to/from minerals)</mtext>
          </mrow>
        </mtd>
      </mtr>
    </mtable>
    <annotation encoding="StarMath 5.0">%PSI_iC = ( 1 + U_{Darcy} over {%DELTA x} . %phi_f )
 . SUM from j=1 to nAs ( %alpha_{iC,j} . vYf_j ) 
"    (mole nrs in fluid from aqu'species)"
newline
"            "- vF^{t- %DELTA t}_iC
"                   (mole nr. in fluid at previous step)"
newline 
"            "- vF^"Inj"_iC . {U_{Darcy} } over {%DELTA x} . %DELTA t  
"        (mole nr. injected)"
newline
"            "+ SUM from j=1 to nMk ( %alpha_{iC,nAq+j} . vVm_j ) 
"        (to/from minerals)"</annotation>
  </semantics>
</math>
</file>

<file path=Object 5/content.xml><?xml version="1.0" encoding="utf-8"?>
<math xmlns="http://www.w3.org/1998/Math/MathML">
  <semantics>
    <mrow>
      <mrow>
        <msub>
          <mo stretchy="false">Ψ</mo>
          <mrow>
            <mi>nAq</mi>
            <mo stretchy="false">+</mo>
            <mi mathvariant="normal">j</mi>
          </mrow>
        </msub>
        <mi mathvariant="normal">=</mi>
        <mrow>
          <mrow>
            <msub>
              <mi>vXm</mi>
              <mi mathvariant="normal">j</mi>
            </msub>
            <mi mathvariant="normal">−</mi>
            <msub>
              <mi>vMolM</mi>
              <mi mathvariant="normal">j</mi>
            </msub>
          </mrow>
          <mi mathvariant="normal">−</mi>
          <mo stretchy="false">Δ</mo>
        </mrow>
      </mrow>
      <mi mathvariant="normal">t</mi>
      <mi mathvariant="normal">.</mi>
      <msub>
        <mi>vVm</mi>
        <mi mathvariant="normal">j</mi>
      </msub>
    </mrow>
    <annotation encoding="StarMath 5.0">%PSI_{nAq+j}= vXm_{j} - vMolM_j - %DELTA t . vVm_j </annotation>
  </semantics>
</math>
</file>

<file path=Object 52/content.xml><?xml version="1.0" encoding="utf-8"?>
<math xmlns="http://www.w3.org/1998/Math/MathML">
  <semantics>
    <mstyle mathsize="12pt">
      <mrow>
        <mrow>
          <mtext>if </mtext>
          <mrow>
            <msub>
              <mo stretchy="false">Ω</mo>
              <mi mathvariant="normal">m</mi>
            </msub>
            <mo stretchy="false">&lt;</mo>
            <mn>1</mn>
          </mrow>
          <mtext>; then </mtext>
          <mrow>
            <msubsup>
              <mi mathvariant="normal">V</mi>
              <mi mathvariant="normal">m</mi>
              <mi mathvariant="normal">d</mi>
            </msubsup>
            <mi mathvariant="normal">=</mi>
            <mrow>
              <msub>
                <mi mathvariant="normal">A</mi>
                <mi mathvariant="normal">m</mi>
              </msub>
              <mi mathvariant="normal">×</mi>
              <msub>
                <mi mathvariant="normal">k</mi>
                <mi mathvariant="normal">m</mi>
              </msub>
            </mrow>
          </mrow>
          <mrow>
            <mrow>
              <mrow>
                <mo stretchy="false">(</mo>
                <mi mathvariant="normal">T</mi>
                <mo stretchy="false">)</mo>
              </mrow>
              <mi mathvariant="normal">×</mi>
              <mrow>
                <msub>
                  <mi mathvariant="normal">∏</mi>
                  <mi mathvariant="normal">j</mi>
                </msub>
                <msup>
                  <mrow>
                    <mo stretchy="false">(</mo>
                    <msub>
                      <mi mathvariant="normal">a</mi>
                      <mi mathvariant="normal">j</mi>
                    </msub>
                    <mo stretchy="false">)</mo>
                  </mrow>
                  <msub>
                    <mi mathvariant="normal">n</mi>
                    <mi mathvariant="normal">j</mi>
                  </msub>
                </msup>
              </mrow>
            </mrow>
            <mi mathvariant="normal">×</mi>
            <msup>
              <mrow>
                <mo stretchy="false">(</mo>
                <mrow>
                  <mn>1</mn>
                  <mi mathvariant="normal">−</mi>
                  <msubsup>
                    <mo stretchy="false">Ω</mo>
                    <mi mathvariant="normal">m</mi>
                    <mo stretchy="false">α</mo>
                  </msubsup>
                </mrow>
                <mo stretchy="false">)</mo>
              </mrow>
              <mo stretchy="false">β</mo>
            </msup>
          </mrow>
          <mtext> ; else </mtext>
          <mrow>
            <msubsup>
              <mi mathvariant="normal">V</mi>
              <mi mathvariant="normal">m</mi>
              <mi mathvariant="normal">d</mi>
            </msubsup>
            <mi mathvariant="normal">=</mi>
            <mn>0</mn>
          </mrow>
        </mrow>
      </mrow>
    </mstyle>
    <annotation encoding="StarMath 5.0">size 12 {
"if " %OMEGA_m&lt;1 "; then "
V_m^d = A_m times k_m(T) times prod_j (a_j)^{n_j} times (1-%OMEGA_m^%alpha)^%beta
" ; else " 
V_m^d = 0
}</annotation>
  </semantics>
</math>
</file>

<file path=Object 53/content.xml><?xml version="1.0" encoding="utf-8"?>
<math xmlns="http://www.w3.org/1998/Math/MathML">
  <semantics>
    <mrow>
      <msub>
        <mi mathvariant="normal">k</mi>
        <mi mathvariant="normal">m</mi>
      </msub>
      <mrow>
        <mrow>
          <mo stretchy="false">(</mo>
          <mi mathvariant="normal">T</mi>
          <mo stretchy="false">)</mo>
        </mrow>
        <mi mathvariant="normal">=</mi>
        <msup>
          <mn>10</mn>
          <mrow>
            <mi mathvariant="normal">−</mi>
            <msub>
              <mi>pk</mi>
              <msub>
                <mi mathvariant="normal">T</mi>
                <mi>ref</mi>
              </msub>
            </msub>
          </mrow>
        </msup>
      </mrow>
      <mi>exp</mi>
      <mrow>
        <mo stretchy="false">(</mo>
        <mrow>
          <mrow>
            <mrow>
              <mi mathvariant="normal">−</mi>
              <msub>
                <mi mathvariant="normal">E</mi>
                <mrow>
                  <mi mathvariant="normal">m</mi>
                  <mi mathvariant="normal">,</mi>
                  <msub>
                    <mi mathvariant="normal">T</mi>
                    <mi>ref</mi>
                  </msub>
                </mrow>
              </msub>
            </mrow>
            <mi mathvariant="normal">∗</mi>
            <mrow>
              <mo stretchy="false">(</mo>
              <mrow>
                <mfrac>
                  <mn>1</mn>
                  <mi mathvariant="normal">T</mi>
                </mfrac>
                <mi mathvariant="normal">−</mi>
                <mfrac>
                  <mn>1</mn>
                  <msub>
                    <mi mathvariant="normal">T</mi>
                    <mi>ref</mi>
                  </msub>
                </mfrac>
              </mrow>
              <mo stretchy="false">)</mo>
            </mrow>
          </mrow>
          <mi mathvariant="normal">/</mi>
          <mi mathvariant="normal">R</mi>
        </mrow>
        <mo stretchy="false">)</mo>
      </mrow>
    </mrow>
    <annotation encoding="StarMath 5.0">k_m(T)= 10^{-pk_{T_ref}} exp(-E_{m,T_ref}*(1 over T - 1 over {T_ref}) /R)</annotation>
  </semantics>
</math>
</file>

<file path=Object 54/content.xml><?xml version="1.0" encoding="utf-8"?>
<math xmlns="http://www.w3.org/1998/Math/MathML">
  <semantics>
    <mstyle mathsize="12pt">
      <mrow>
        <mrow>
          <mtext>if </mtext>
          <mrow>
            <msub>
              <mo stretchy="false">Ω</mo>
              <mi mathvariant="normal">m</mi>
            </msub>
            <mo stretchy="false">&gt;</mo>
            <mn>1</mn>
          </mrow>
          <mtext> ; then  </mtext>
          <mrow>
            <msubsup>
              <mi mathvariant="normal">V</mi>
              <mi mathvariant="normal">m</mi>
              <mi mathvariant="normal">p</mi>
            </msubsup>
            <mi mathvariant="normal">=</mi>
            <mrow>
              <msub>
                <mi mathvariant="normal">A</mi>
                <mi mathvariant="normal">m</mi>
              </msub>
              <mi mathvariant="normal">×</mi>
              <msub>
                <mi mathvariant="normal">k</mi>
                <mi mathvariant="normal">m</mi>
              </msub>
            </mrow>
          </mrow>
          <mrow>
            <mrow>
              <mrow>
                <mo stretchy="false">(</mo>
                <mi mathvariant="normal">T</mi>
                <mo stretchy="false">)</mo>
              </mrow>
              <mi mathvariant="normal">×</mi>
              <mrow>
                <msub>
                  <mi mathvariant="normal">∏</mi>
                  <mi mathvariant="normal">j</mi>
                </msub>
                <msup>
                  <mrow>
                    <mo stretchy="false">(</mo>
                    <msub>
                      <mi mathvariant="normal">a</mi>
                      <mi mathvariant="normal">j</mi>
                    </msub>
                    <mo stretchy="false">)</mo>
                  </mrow>
                  <msub>
                    <mi mathvariant="normal">n</mi>
                    <mi mathvariant="normal">j</mi>
                  </msub>
                </msup>
              </mrow>
            </mrow>
            <mi mathvariant="normal">×</mi>
            <msup>
              <mrow>
                <mo stretchy="false">(</mo>
                <mrow>
                  <msubsup>
                    <mo stretchy="false">Ω</mo>
                    <mi mathvariant="normal">m</mi>
                    <mo stretchy="false">α</mo>
                  </msubsup>
                  <mi mathvariant="normal">−</mi>
                  <mn>1</mn>
                </mrow>
                <mo stretchy="false">)</mo>
              </mrow>
              <mo stretchy="false">β</mo>
            </msup>
          </mrow>
          <mtext> ; else </mtext>
          <mrow>
            <msubsup>
              <mi mathvariant="normal">V</mi>
              <mi mathvariant="normal">m</mi>
              <mi mathvariant="normal">p</mi>
            </msubsup>
            <mi mathvariant="normal">=</mi>
            <mn>0</mn>
          </mrow>
        </mrow>
      </mrow>
    </mstyle>
    <annotation encoding="StarMath 5.0">size 12 {
"if " %OMEGA_m&gt;1 " ; then  "
V_m^p = A_m times k_m(T) times prod_j (a_j)^{n_j} times (%OMEGA_m^%alpha -1)^%beta
" ; else " 
V_m^p = 0
}</annotation>
  </semantics>
</math>
</file>

<file path=Object 55/content.xml><?xml version="1.0" encoding="utf-8"?>
<!DOCTYPE math  PUBLIC '-//OpenOffice.org//DTD Modified W3C MathML 1.01//EN'  'math.dtd'>
<math:math xmlns:math="http://www.w3.org/1998/Math/MathML">
  <math:semantics>
    <math:mrow>
      <math:mrow>
        <math:msub>
          <math:mi math:fontstyle="normal">R</math:mi>
          <math:msub>
            <math:mi math:fontstyle="normal">C</math:mi>
            <math:mi math:fontstyle="normal">i</math:mi>
          </math:msub>
        </math:msub>
        <math:mo math:stretchy="false">=</math:mo>
        <math:mrow>
          <math:mo math:stretchy="false">−</math:mo>
          <math:mrow>
            <math:msub>
              <math:mo math:stretchy="false">∑</math:mo>
              <math:mi math:fontstyle="normal">m</math:mi>
            </math:msub>
            <math:msub>
              <math:mo math:stretchy="false">α</math:mo>
              <math:mrow>
                <math:mi math:fontstyle="normal">i</math:mi>
                <math:mi math:fontstyle="normal">,</math:mi>
                <math:mi math:fontstyle="normal">m</math:mi>
              </math:mrow>
            </math:msub>
          </math:mrow>
        </math:mrow>
      </math:mrow>
      <math:mstyle math:fontsize="10pt">
        <math:mrow>
          <math:mfrac>
            <math:mi math:fontstyle="normal">d</math:mi>
            <math:mi>dt</math:mi>
          </math:mfrac>
        </math:mrow>
      </math:mstyle>
      <math:mrow>
        <math:msub>
          <math:mi math:fontstyle="normal">n</math:mi>
          <math:mi math:fontstyle="normal">m</math:mi>
        </math:msub>
        <math:mo math:stretchy="false">=</math:mo>
        <math:mrow>
          <math:mo math:stretchy="false">−</math:mo>
          <math:mrow>
            <math:msub>
              <math:mo math:stretchy="false">∑</math:mo>
              <math:mi math:fontstyle="normal">m</math:mi>
            </math:msub>
            <math:msub>
              <math:mo math:stretchy="false">α</math:mo>
              <math:mrow>
                <math:mi math:fontstyle="normal">i</math:mi>
                <math:mi math:fontstyle="normal">,</math:mi>
                <math:mi math:fontstyle="normal">m</math:mi>
              </math:mrow>
            </math:msub>
          </math:mrow>
        </math:mrow>
      </math:mrow>
      <math:msub>
        <math:mi math:fontstyle="normal">V</math:mi>
        <math:mi math:fontstyle="normal">m</math:mi>
      </math:msub>
    </math:mrow>
    <math:annotation math:encoding="StarMath 5.0">R_{C_i}= - sum_m %alpha_{i,m} size 10 {d over dt} n_m = - sum_m %alpha_{i,m} V_m</math:annotation>
  </math:semantics>
</math:math>
</file>

<file path=Object 56/content.xml><?xml version="1.0" encoding="utf-8"?>
<math xmlns="http://www.w3.org/1998/Math/MathML">
  <semantics>
    <msub>
      <mi mathvariant="normal">A</mi>
      <mi mathvariant="normal">m</mi>
    </msub>
    <annotation encoding="StarMath 5.0">A_m</annotation>
  </semantics>
</math>
</file>

<file path=Object 58/content.xml><?xml version="1.0" encoding="utf-8"?>
<math xmlns="http://www.w3.org/1998/Math/MathML">
  <semantics>
    <mrow>
      <msub>
        <mi mathvariant="normal">k</mi>
        <mi mathvariant="normal">m</mi>
      </msub>
      <mrow>
        <mo stretchy="false">(</mo>
        <mi mathvariant="normal">T</mi>
        <mo stretchy="false">)</mo>
      </mrow>
    </mrow>
    <annotation encoding="StarMath 5.0">k_m(T)</annotation>
  </semantics>
</math>
</file>

<file path=Object 59/content.xml><?xml version="1.0" encoding="utf-8"?>
<math xmlns="http://www.w3.org/1998/Math/MathML">
  <semantics>
    <mrow>
      <msub>
        <mi mathvariant="normal">∏</mi>
        <mi mathvariant="normal">j</mi>
      </msub>
      <msup>
        <mrow>
          <mo stretchy="false">(</mo>
          <msub>
            <mi mathvariant="normal">a</mi>
            <mi mathvariant="normal">j</mi>
          </msub>
          <mo stretchy="false">)</mo>
        </mrow>
        <msub>
          <mi mathvariant="normal">n</mi>
          <mi mathvariant="normal">j</mi>
        </msub>
      </msup>
    </mrow>
    <annotation encoding="StarMath 5.0">prod_j (a_j)^{n_j}</annotation>
  </semantics>
</math>
</file>

<file path=Object 60/content.xml><?xml version="1.0" encoding="utf-8"?>
<math xmlns="http://www.w3.org/1998/Math/MathML">
  <semantics>
    <mstyle mathsize="12pt">
      <mrow>
        <mrow>
          <mrow>
            <msub>
              <mo stretchy="false">Ω</mo>
              <mi mathvariant="normal">m</mi>
            </msub>
            <mi mathvariant="normal">=</mi>
            <mi>exp</mi>
          </mrow>
          <mrow>
            <mo stretchy="false">(</mo>
            <mrow>
              <mi mathvariant="normal">−</mi>
              <mfrac>
                <mrow>
                  <mo stretchy="false">Δ</mo>
                  <msub>
                    <mi mathvariant="normal">G</mi>
                    <mi mathvariant="normal">m</mi>
                  </msub>
                </mrow>
                <mi>RT</mi>
              </mfrac>
            </mrow>
            <mo stretchy="false">)</mo>
          </mrow>
        </mrow>
      </mrow>
    </mstyle>
    <annotation encoding="StarMath 5.0">size 12 { %OMEGA_m = exp(-{ {%DELTA G_m} over RT }) }</annotation>
  </semantics>
</math>
</file>